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83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1.6346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miRNA</text:p>
          </table:table-cell>
          <table:table-cell/>
          <table:table-cell office:value-type="string" calcext:value-type="string">
            <text:p>Animales 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let-7a-1</text:p>
          </table:table-cell>
          <table:table-cell/>
          <table:table-cell office:value-type="string" calcext:value-type="string">
            <text:p>Bos taurus</text:p>
          </table:table-cell>
          <table:table-cell table:style-name="ce2" office:value-type="string" calcext:value-type="string">
            <text:p>vac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let-7f-2</text:p>
          </table:table-cell>
          <table:table-cell/>
          <table:table-cell office:value-type="string" calcext:value-type="string">
            <text:p>Canis familiaris</text:p>
          </table:table-cell>
          <table:table-cell table:style-name="ce2" office:value-type="string" calcext:value-type="string">
            <text:p>perr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03a-2</text:p>
          </table:table-cell>
          <table:table-cell/>
          <table:table-cell office:value-type="string" calcext:value-type="string">
            <text:p>Equus caballus</text:p>
          </table:table-cell>
          <table:table-cell table:style-name="ce2" office:value-type="string" calcext:value-type="string">
            <text:p>caball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03b-2</text:p>
          </table:table-cell>
          <table:table-cell/>
          <table:table-cell office:value-type="string" calcext:value-type="string">
            <text:p>Gallus gallus</text:p>
          </table:table-cell>
          <table:table-cell table:style-name="ce2" office:value-type="string" calcext:value-type="string">
            <text:p>gall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25b-1</text:p>
          </table:table-cell>
          <table:table-cell/>
          <table:table-cell office:value-type="string" calcext:value-type="string">
            <text:p>Gorilla gorilla</text:p>
          </table:table-cell>
          <table:table-cell table:style-name="ce2" office:value-type="string" calcext:value-type="string">
            <text:p>goril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28-2</text:p>
          </table:table-cell>
          <table:table-cell/>
          <table:table-cell office:value-type="string" calcext:value-type="string">
            <text:p>Homo sapiens</text:p>
          </table:table-cell>
          <table:table-cell table:style-name="ce2" office:value-type="string" calcext:value-type="string">
            <text:p>human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35a-2</text:p>
          </table:table-cell>
          <table:table-cell/>
          <table:table-cell office:value-type="string" calcext:value-type="string">
            <text:p>Macaca mulatta</text:p>
          </table:table-cell>
          <table:table-cell table:style-name="ce3" office:value-type="string" calcext:value-type="string">
            <text:p>mono Rhesu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7</text:p>
          </table:table-cell>
          <table:table-cell/>
          <table:table-cell office:value-type="string" calcext:value-type="string">
            <text:p>Monodelphis domestica</text:p>
          </table:table-cell>
          <table:table-cell table:style-name="ce3" office:value-type="string" calcext:value-type="string">
            <text:p>marsupial - colicorto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8a</text:p>
          </table:table-cell>
          <table:table-cell/>
          <table:table-cell office:value-type="string" calcext:value-type="string">
            <text:p>Mus musculus</text:p>
          </table:table-cell>
          <table:table-cell table:style-name="ce2" office:value-type="string" calcext:value-type="string">
            <text:p>rató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99a-2</text:p>
          </table:table-cell>
          <table:table-cell/>
          <table:table-cell office:value-type="string" calcext:value-type="string">
            <text:p>Ornithorhynchus anatinus</text:p>
          </table:table-cell>
          <table:table-cell table:style-name="ce2" office:value-type="string" calcext:value-type="string">
            <text:p>ornitorrinc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05</text:p>
          </table:table-cell>
          <table:table-cell/>
          <table:table-cell office:value-type="string" calcext:value-type="string">
            <text:p>Petromyzon marinus</text:p>
          </table:table-cell>
          <table:table-cell table:style-name="ce3" office:value-type="string" calcext:value-type="string">
            <text:p>La lamprea marina - pez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0a</text:p>
          </table:table-cell>
          <table:table-cell/>
          <table:table-cell office:value-type="string" calcext:value-type="string">
            <text:p>Sus scrofa</text:p>
          </table:table-cell>
          <table:table-cell table:style-name="ce2" office:value-type="string" calcext:value-type="string">
            <text:p>jabalí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17</text:p>
          </table:table-cell>
          <table:table-cell/>
          <table:table-cell office:value-type="string" calcext:value-type="string">
            <text:p>Xenopus tropicalis</text:p>
          </table:table-cell>
          <table:table-cell table:style-name="ce2" office:value-type="string" calcext:value-type="string">
            <text:p>ra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3b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4-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9b-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9c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1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7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c-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c-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451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451b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551b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7-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9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let-7a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let-7g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1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1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3a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3b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6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4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8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0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a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a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5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8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8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6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8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6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6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a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b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b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0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0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6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b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b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6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8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8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9a-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9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6a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7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9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9b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1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3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4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4c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59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5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6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8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2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99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99b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92a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a-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c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0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4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5b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9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0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5a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47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53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53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8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3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4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6a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0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0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8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6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3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4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6a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7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1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2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2c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6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6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5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66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7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2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49b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5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67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6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9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55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5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65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-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5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2a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9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4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60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8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9-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46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48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5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81c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81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4-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6a-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9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3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3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02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02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4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5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5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6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78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2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49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5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6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65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7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8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504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59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1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5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7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92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let-7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7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5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5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7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9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4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51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81a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3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9a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0c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8b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9a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35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6b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02f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8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4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1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5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9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97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50a-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6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7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79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9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4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4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9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9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1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5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6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72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-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7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9-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99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let-7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05-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18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6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7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1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0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86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1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18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3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1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1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a-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a-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8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8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9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1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4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0a-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0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6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7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6-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6-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7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1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44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51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7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8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07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2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64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6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5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5b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84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0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08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05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06b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7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85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4-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3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46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53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5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2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6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1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198-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0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3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9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9-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3b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6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6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8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2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8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5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5-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45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49c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4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87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9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9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0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0b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1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1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4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06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0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3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3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3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1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7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80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80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7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3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1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11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9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1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3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1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8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8-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78b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3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6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7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2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44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44-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4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9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9-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3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5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6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8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8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0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18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57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8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08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12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5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7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9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1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1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7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84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84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808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8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18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1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5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5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9-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9-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47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9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22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16-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16-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6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6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h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j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9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9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0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3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4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7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9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1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3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3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4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9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09-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3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9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8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7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9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7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5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64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2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6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7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2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6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7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84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9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3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5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73c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302-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47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51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9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2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3c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4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02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19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19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b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b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c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5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8d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8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2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7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8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5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5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6b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6b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4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72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3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2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2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5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7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8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9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4a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4a-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8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4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g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g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j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z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f-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v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6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73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06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08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2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5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6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0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3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5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5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2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2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7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92a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92c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3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3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4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5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5b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0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9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f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g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95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95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5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5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8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8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1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1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3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6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0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5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0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0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5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5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6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0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0-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9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9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2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2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c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d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d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22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7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7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0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d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g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4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4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6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3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3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6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0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0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4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4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9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6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6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3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3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a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4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5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5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a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b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7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7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f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c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f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1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1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6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6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a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e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p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v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w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d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g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h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h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o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p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w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9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3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3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1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2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2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4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1b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1b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9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9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0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5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7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973-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973-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1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1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2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5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185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3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54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55b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8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8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h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3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3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5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5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02-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02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2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5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72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72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21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35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6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8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8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6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98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22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0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0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d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f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0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3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3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26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83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83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3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3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19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2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7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7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9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0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0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2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5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76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76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8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0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08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4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6b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8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8a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9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g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a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e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j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m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q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r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b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d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f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h-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h-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i-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m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o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q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x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z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b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b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7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1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a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a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c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c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9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9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4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5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63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63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4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0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8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85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9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1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1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19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56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48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48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89d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3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771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771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0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0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2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2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7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26a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a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b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h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692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0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641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641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9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9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9-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7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4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2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9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6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6-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56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D1:Sheet1.D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9:15:28.792950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2T19:44:34.448281867</dc:date>
    <meta:generator>LibreOffice/4.2.8.2$Linux_X86_64 LibreOffice_project/420m0$Build-2</meta:generator>
    <meta:editing-duration>PT20M24S</meta:editing-duration>
    <meta:editing-cycles>4</meta:editing-cycles>
    <meta:document-statistic meta:table-count="1" meta:cell-count="3789" meta:object-count="0"/>
  </office:meta>
</office:document-meta>
</file>